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TableColumn2" style:family="table-column">
      <style:table-column-properties style:column-width="3.1465in"/>
    </style:style>
    <style:style style:name="TableColumn3" style:family="table-column">
      <style:table-column-properties style:column-width="3.1465in"/>
    </style:style>
    <style:style style:name="Table1" style:family="table" style:master-page-name="MP0">
      <style:table-properties style:width="6.293in" fo:margin-left="0in" table:align="left"/>
    </style:style>
    <style:style style:name="TableRow4" style:family="table-row">
      <style:table-row-properties/>
    </style:style>
    <style:style style:name="TableCell5" style:family="table-cell">
      <style:table-cell-properties fo:border="0.0069in solid #000000" style:writing-mode="lr-tb" fo:padding-top="0in" fo:padding-left="0.075in" fo:padding-bottom="0in" fo:padding-right="0.075in"/>
    </style:style>
    <style:style style:name="P6" style:parent-style-name="Normal" style:family="paragraph">
      <style:paragraph-properties fo:break-before="page" fo:margin-bottom="0in" fo:line-height="100%"/>
    </style:style>
    <style:style style:name="P7" style:parent-style-name="Normal" style:family="paragraph">
      <style:paragraph-properties fo:margin-bottom="0in" fo:line-height="100%"/>
    </style:style>
    <style:style style:name="P8" style:parent-style-name="Normal" style:family="paragraph">
      <style:paragraph-properties fo:margin-bottom="0in" fo:line-height="100%"/>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margin-bottom="0in" fo:line-height="100%"/>
    </style:style>
    <style:style style:name="P11" style:parent-style-name="Normal" style:family="paragraph">
      <style:paragraph-properties fo:margin-bottom="0in" fo:line-height="100%"/>
    </style:style>
    <style:style style:name="P12" style:parent-style-name="Normal" style:family="paragraph">
      <style:paragraph-properties fo:margin-bottom="0in" fo:line-height="100%"/>
    </style:style>
    <style:style style:name="TableRow13" style:family="table-row">
      <style:table-row-properties style:min-row-height="0.0402in"/>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style>
    <style:style style:name="P18" style:parent-style-name="Normal" style:family="paragraph">
      <style:paragraph-properties fo:margin-bottom="0in" fo:line-height="100%"/>
    </style:style>
    <style:style style:name="P19" style:parent-style-name="Normal" style:family="paragraph">
      <style:paragraph-properties fo:margin-bottom="0in" fo:line-height="100%"/>
    </style:style>
    <style:style style:name="P20" style:parent-style-name="Normal" style:family="paragraph">
      <style:paragraph-properties fo:margin-bottom="0in" fo:line-height="100%"/>
    </style:style>
    <style:style style:name="P21" style:parent-style-name="Normal" style:family="paragraph">
      <style:text-properties fo:font-weight="bold" style:font-weight-asian="bold" style:font-weight-complex="bold"/>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Killyan Lebègue<text:s/></text:p>
            <text:p text:style-name="P7">07 50 01 59 90<text:line-break/>killyanlebegue000@gmail.com<text:line-break/>21 rue Chavaillaud, 51100 Reims</text:p>
            <text:p text:style-name="P8"/>
          </table:table-cell>
          <table:table-cell table:style-name="TableCell9">
            <text:p text:style-name="P10"/>
            <text:p text:style-name="P11"/>
            <text:p text:style-name="P12"><text:s text:c="72"/>07/11/2024</text:p>
          </table:table-cell>
        </table:table-row>
        <table:table-row table:style-name="TableRow13">
          <table:table-cell table:style-name="TableCell14">
            <text:p text:style-name="P15"/>
          </table:table-cell>
          <table:table-cell table:style-name="TableCell16">
            <text:p text:style-name="P17">Dejamobile</text:p>
            <text:p text:style-name="P18">4 avenue de Cambridge</text:p>
            <text:p text:style-name="P19">14200,<text:s/>Hérouville-Saint-Clair</text:p>
            <text:p text:style-name="P20">02 14 74 75 00</text:p>
          </table:table-cell>
        </table:table-row>
      </table:table>
      <text:p text:style-name="Normal"><text:tab/><text:tab/><text:tab/><text:tab/></text:p>
      <text:p text:style-name="Normal"/>
      <text:p text:style-name="Normal"/>
      <text:p text:style-name="Normal"/>
      <text:p text:style-name="P21">Objet : Candidature pour un stage de 8 semaines en développement informatique</text:p>
      <text:p text:style-name="Normal">Madame, Monsieur,</text:p>
      <text:p text:style-name="Normal">Actuellement étudiant en BUT Informatique à l'IUT de Reims-Châlons-Charleville, je suis à la recherche d'un stage de 8<text:s/>à 12<text:s/>semaines minimum à compter du<text:s/>7 Avril 2025. Passionné par le développement informatique et les nouvelles technologies, je suis particulièrement attiré par Dejamobile, reconnue pour son expertise en solutions de paiement mobile et d'authentification sécurisée.</text:p>
      <text:p text:style-name="Normal">Votre entreprise, avec son approche novatrice dans le domaine des services de paiement et des solutions de mobilité, représente pour moi une opportunité idéale de mettre en pratique mes compétences en développement, tout en apprenant auprès de professionnels du secteur. Mes expériences, notamment en développement de projets informatiques et en tant que serveur, m’ont permis d’acquérir rigueur, gestion du stress et esprit d’équipe, des qualités que je suis prêt à mobiliser au sein de votre équipe.</text:p>
      <text:p text:style-name="Normal">En intégrant Dejamobile, je souhaiterais contribuer à vos projets en participant activement au développement et à l’optimisation de solutions de paiement sécurisées, tout en renforçant mes compétences en développement mobile et sécurité informatique. Je me tiens à votre disposition pour un entretien afin de discuter plus en détail de ma candidature.</text:p>
      <text:p text:style-name="Normal">Je vous prie d’agréer, Madame, Monsieur, l’expression de mes salutations distinguées.</text:p>
      <text:p text:style-name="Normal"/>
      <text:p text:style-name="Normal"><text:tab/><text:tab/><text:tab/><text:tab/><text:tab/><text:tab/><text:tab/><text:tab/>Lebègue Killy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ILLYAN LEBEGUE</meta:initial-creator>
    <dc:creator>KILLYAN LEBEGUE</dc:creator>
    <meta:creation-date>2024-10-14T14:35:00Z</meta:creation-date>
    <dc:date>2024-11-07T08:02:00Z</dc:date>
    <meta:print-date>2024-11-07T07:43:00Z</meta:print-date>
    <meta:template xlink:href="Normal" xlink:type="simple"/>
    <meta:editing-cycles>3</meta:editing-cycles>
    <meta:editing-duration>PT13740S</meta:editing-duration>
    <meta:document-statistic meta:page-count="1" meta:paragraph-count="3" meta:word-count="263" meta:character-count="1710" meta:row-count="12" meta:non-whitespace-character-count="1450"/>
  </office:meta>
</office:document-meta>
</file>